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142894" calcext:value-type="float">
            <text:p>1142894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138926" calcext:value-type="float">
            <text:p>1138926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1.1155597" calcext:value-type="float">
            <text:p>1.1155597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557" calcext:value-type="float">
            <text:p>118155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1.9385" calcext:value-type="float">
            <text:p>1.9385</text:p>
          </table:table-cell>
          <table:table-cell table:style-name="ce14" table:formula="of:=[.C27]" office:value-type="float" office:value="0.512821" calcext:value-type="float">
            <text:p>0.512821</text:p>
          </table:table-cell>
        </table:table-row>
        <table:table-row table:style-name="ro1">
          <table:table-cell office:value-type="float" office:value="1182803" calcext:value-type="float">
            <text:p>118280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4.0228337" calcext:value-type="float">
            <text:p>4.0228337</text:p>
          </table:table-cell>
          <table:table-cell table:style-name="ce14" table:formula="of:=[.C28]" office:value-type="float" office:value="19.6734" calcext:value-type="float">
            <text:p>19.6734</text:p>
          </table:table-cell>
        </table:table-row>
        <table:table-row table:style-name="ro1">
          <table:table-cell office:value-type="float" office:value="1187640" calcext:value-type="float">
            <text:p>118764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4.8268204" calcext:value-type="float">
            <text:p>4.8268204</text:p>
          </table:table-cell>
          <table:table-cell table:style-name="ce14" table:formula="of:=[.C29]" office:value-type="float" office:value="17.8758" calcext:value-type="float">
            <text:p>17.8758</text:p>
          </table:table-cell>
        </table:table-row>
        <table:table-row table:style-name="ro1">
          <table:table-cell office:value-type="float" office:value="1159799" calcext:value-type="float">
            <text:p>1159799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6.9411703" calcext:value-type="float">
            <text:p>6.9411703</text:p>
          </table:table-cell>
          <table:table-cell table:style-name="ce14" table:formula="of:=[.C30]" office:value-type="float" office:value="0.660142" calcext:value-type="float">
            <text:p>0.660142</text:p>
          </table:table-cell>
        </table:table-row>
        <table:table-row table:style-name="ro1">
          <table:table-cell office:value-type="float" office:value="1097528" calcext:value-type="float">
            <text:p>1097528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7.6312426" calcext:value-type="float">
            <text:p>7.6312426</text:p>
          </table:table-cell>
          <table:table-cell table:style-name="ce14" table:formula="of:=[.C31]" office:value-type="float" office:value="27.5844" calcext:value-type="float">
            <text:p>27.5844</text:p>
          </table:table-cell>
        </table:table-row>
        <table:table-row table:style-name="ro1">
          <table:table-cell office:value-type="float" office:value="1114883" calcext:value-type="float">
            <text:p>1114883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8.0521357" calcext:value-type="float">
            <text:p>8.0521357</text:p>
          </table:table-cell>
          <table:table-cell table:style-name="ce14" table:formula="of:=[.C32]" office:value-type="float" office:value="37.2703" calcext:value-type="float">
            <text:p>37.2703</text:p>
          </table:table-cell>
        </table:table-row>
        <table:table-row table:style-name="ro1">
          <table:table-cell office:value-type="float" office:value="1121447" calcext:value-type="float">
            <text:p>1121447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9.2920194" calcext:value-type="float">
            <text:p>9.2920194</text:p>
          </table:table-cell>
          <table:table-cell table:style-name="ce14" table:formula="of:=[.C33]" office:value-type="float" office:value="42.0718" calcext:value-type="float">
            <text:p>42.0718</text:p>
          </table:table-cell>
        </table:table-row>
        <table:table-row table:style-name="ro1">
          <table:table-cell office:value-type="float" office:value="828120" calcext:value-type="float">
            <text:p>828120</text:p>
          </table:table-cell>
          <table:table-cell table:formula="of:=AVERAGE([.A2:.A11])/10^6" office:value-type="float" office:value="1.1155597" calcext:value-type="float">
            <text:p>1.1155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2025117" calcext:value-type="float">
            <text:p>2025117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997214" calcext:value-type="float">
            <text:p>1997214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964051" calcext:value-type="float">
            <text:p>1964051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2.1300977" calcext:value-type="float">
            <text:p>2.1300977</text:p>
          </table:table-cell>
          <table:table-cell table:style-name="ce14" table:formula="of:=[.C34]" office:value-type="float" office:value="2.25899" calcext:value-type="float">
            <text:p>2.25899</text:p>
          </table:table-cell>
        </table:table-row>
        <table:table-row table:style-name="ro1">
          <table:table-cell office:value-type="float" office:value="1908881" calcext:value-type="float">
            <text:p>1908881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2.5428079" calcext:value-type="float">
            <text:p>2.5428079</text:p>
          </table:table-cell>
          <table:table-cell table:style-name="ce14" table:formula="of:=[.C35]" office:value-type="float" office:value="7.58035" calcext:value-type="float">
            <text:p>7.58035</text:p>
          </table:table-cell>
        </table:table-row>
        <table:table-row table:style-name="ro1">
          <table:table-cell office:value-type="float" office:value="1970437" calcext:value-type="float">
            <text:p>1970437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3.4822158" calcext:value-type="float">
            <text:p>3.4822158</text:p>
          </table:table-cell>
          <table:table-cell table:style-name="ce14" table:formula="of:=[.C36]" office:value-type="float" office:value="9.47826" calcext:value-type="float">
            <text:p>9.47826</text:p>
          </table:table-cell>
        </table:table-row>
        <table:table-row table:style-name="ro1">
          <table:table-cell office:value-type="float" office:value="1878894" calcext:value-type="float">
            <text:p>1878894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5.1218218" calcext:value-type="float">
            <text:p>5.1218218</text:p>
          </table:table-cell>
          <table:table-cell table:style-name="ce14" table:formula="of:=[.C37]" office:value-type="float" office:value="17.2389" calcext:value-type="float">
            <text:p>17.2389</text:p>
          </table:table-cell>
        </table:table-row>
        <table:table-row table:style-name="ro1">
          <table:table-cell office:value-type="float" office:value="1963419" calcext:value-type="float">
            <text:p>1963419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7.8208756" calcext:value-type="float">
            <text:p>7.8208756</text:p>
          </table:table-cell>
          <table:table-cell table:style-name="ce14" table:formula="of:=[.C38]" office:value-type="float" office:value="17.8653" calcext:value-type="float">
            <text:p>17.8653</text:p>
          </table:table-cell>
        </table:table-row>
        <table:table-row table:style-name="ro1">
          <table:table-cell office:value-type="float" office:value="1986701" calcext:value-type="float">
            <text:p>198670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9.0298383" calcext:value-type="float">
            <text:p>9.0298383</text:p>
          </table:table-cell>
          <table:table-cell table:style-name="ce14" table:formula="of:=[.C39]" office:value-type="float" office:value="18.1095" calcext:value-type="float">
            <text:p>18.1095</text:p>
          </table:table-cell>
        </table:table-row>
        <table:table-row table:style-name="ro1">
          <table:table-cell office:value-type="float" office:value="1944173" calcext:value-type="float">
            <text:p>1944173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9.6644275" calcext:value-type="float">
            <text:p>9.6644275</text:p>
          </table:table-cell>
          <table:table-cell table:style-name="ce14" table:formula="of:=[.C40]" office:value-type="float" office:value="27.1704" calcext:value-type="float">
            <text:p>27.1704</text:p>
          </table:table-cell>
        </table:table-row>
        <table:table-row table:style-name="ro1">
          <table:table-cell office:value-type="float" office:value="1746113" calcext:value-type="float">
            <text:p>1746113</text:p>
          </table:table-cell>
          <table:table-cell table:formula="of:=AVERAGE([.A13:.A22])/10^6" office:value-type="float" office:value="1.9385" calcext:value-type="float">
            <text:p>1.9385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9.8159359" calcext:value-type="float">
            <text:p>9.8159359</text:p>
          </table:table-cell>
          <table:table-cell table:style-name="ce14" table:formula="of:=[.C41]" office:value-type="float" office:value="24.0335" calcext:value-type="float">
            <text:p>24.0335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3390615" calcext:value-type="float">
            <text:p>3390615</text:p>
          </table:table-cell>
          <table:table-cell table:number-columns-repeated="4"/>
        </table:table-row>
        <table:table-row table:style-name="ro1">
          <table:table-cell office:value-type="float" office:value="4159407" calcext:value-type="float">
            <text:p>4159407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4260612" calcext:value-type="float">
            <text:p>42606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3825057" calcext:value-type="float">
            <text:p>3825057</text:p>
          </table:table-cell>
          <table:table-cell/>
          <table:table-cell office:value-type="float" office:value="0.512821" calcext:value-type="float">
            <text:p>0.512821</text:p>
          </table:table-cell>
          <table:table-cell table:number-columns-repeated="2"/>
        </table:table-row>
        <table:table-row table:style-name="ro1">
          <table:table-cell office:value-type="float" office:value="3706385" calcext:value-type="float">
            <text:p>3706385</text:p>
          </table:table-cell>
          <table:table-cell/>
          <table:table-cell office:value-type="float" office:value="19.6734" calcext:value-type="float">
            <text:p>19.6734</text:p>
          </table:table-cell>
          <table:table-cell table:number-columns-repeated="2"/>
        </table:table-row>
        <table:table-row table:style-name="ro1">
          <table:table-cell office:value-type="float" office:value="3790255" calcext:value-type="float">
            <text:p>3790255</text:p>
          </table:table-cell>
          <table:table-cell/>
          <table:table-cell office:value-type="float" office:value="17.8758" calcext:value-type="float">
            <text:p>17.8758</text:p>
          </table:table-cell>
          <table:table-cell table:number-columns-repeated="2"/>
        </table:table-row>
        <table:table-row table:style-name="ro1">
          <table:table-cell office:value-type="float" office:value="3871852" calcext:value-type="float">
            <text:p>3871852</text:p>
          </table:table-cell>
          <table:table-cell/>
          <table:table-cell office:value-type="float" office:value="0.660142" calcext:value-type="float">
            <text:p>0.660142</text:p>
          </table:table-cell>
          <table:table-cell table:number-columns-repeated="2"/>
        </table:table-row>
        <table:table-row table:style-name="ro1">
          <table:table-cell office:value-type="float" office:value="4176197" calcext:value-type="float">
            <text:p>4176197</text:p>
          </table:table-cell>
          <table:table-cell/>
          <table:table-cell office:value-type="float" office:value="27.5844" calcext:value-type="float">
            <text:p>27.5844</text:p>
          </table:table-cell>
          <table:table-cell table:number-columns-repeated="2"/>
        </table:table-row>
        <table:table-row table:style-name="ro1">
          <table:table-cell office:value-type="float" office:value="4422174" calcext:value-type="float">
            <text:p>4422174</text:p>
          </table:table-cell>
          <table:table-cell office:value-type="string" calcext:value-type="string">
            <text:p>sr</text:p>
          </table:table-cell>
          <table:table-cell office:value-type="float" office:value="37.2703" calcext:value-type="float">
            <text:p>37.2703</text:p>
          </table:table-cell>
          <table:table-cell table:number-columns-repeated="2"/>
        </table:table-row>
        <table:table-row table:style-name="ro1">
          <table:table-cell office:value-type="float" office:value="4625783" calcext:value-type="float">
            <text:p>4625783</text:p>
          </table:table-cell>
          <table:table-cell table:formula="of:=AVERAGE([.A24:.A33])/10^6" office:value-type="float" office:value="4.0228337" calcext:value-type="float">
            <text:p>4.0228337</text:p>
          </table:table-cell>
          <table:table-cell office:value-type="float" office:value="42.0718" calcext:value-type="float">
            <text:p>42.0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2.25899" calcext:value-type="float">
            <text:p>2.25899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5260905" calcext:value-type="float">
            <text:p>5260905</text:p>
          </table:table-cell>
          <table:table-cell/>
          <table:table-cell office:value-type="float" office:value="7.58035" calcext:value-type="float">
            <text:p>7.58035</text:p>
          </table:table-cell>
          <table:table-cell table:number-columns-repeated="2"/>
        </table:table-row>
        <table:table-row table:style-name="ro1">
          <table:table-cell office:value-type="float" office:value="5243103" calcext:value-type="float">
            <text:p>5243103</text:p>
          </table:table-cell>
          <table:table-cell/>
          <table:table-cell office:value-type="float" office:value="9.47826" calcext:value-type="float">
            <text:p>9.47826</text:p>
          </table:table-cell>
          <table:table-cell table:number-columns-repeated="2"/>
        </table:table-row>
        <table:table-row table:style-name="ro1">
          <table:table-cell office:value-type="float" office:value="4915221" calcext:value-type="float">
            <text:p>4915221</text:p>
          </table:table-cell>
          <table:table-cell/>
          <table:table-cell office:value-type="float" office:value="17.2389" calcext:value-type="float">
            <text:p>17.2389</text:p>
          </table:table-cell>
          <table:table-cell table:number-columns-repeated="2"/>
        </table:table-row>
        <table:table-row table:style-name="ro1">
          <table:table-cell office:value-type="float" office:value="5267866" calcext:value-type="float">
            <text:p>5267866</text:p>
          </table:table-cell>
          <table:table-cell/>
          <table:table-cell office:value-type="float" office:value="17.8653" calcext:value-type="float">
            <text:p>17.8653</text:p>
          </table:table-cell>
          <table:table-cell table:number-columns-repeated="2"/>
        </table:table-row>
        <table:table-row table:style-name="ro1">
          <table:table-cell office:value-type="float" office:value="5027237" calcext:value-type="float">
            <text:p>5027237</text:p>
          </table:table-cell>
          <table:table-cell/>
          <table:table-cell office:value-type="float" office:value="18.1095" calcext:value-type="float">
            <text:p>18.1095</text:p>
          </table:table-cell>
          <table:table-cell table:number-columns-repeated="2"/>
        </table:table-row>
        <table:table-row table:style-name="ro1">
          <table:table-cell office:value-type="float" office:value="4601507" calcext:value-type="float">
            <text:p>4601507</text:p>
          </table:table-cell>
          <table:table-cell/>
          <table:table-cell office:value-type="float" office:value="27.1704" calcext:value-type="float">
            <text:p>27.1704</text:p>
          </table:table-cell>
          <table:table-cell table:number-columns-repeated="2"/>
        </table:table-row>
        <table:table-row table:style-name="ro1">
          <table:table-cell office:value-type="float" office:value="4946092" calcext:value-type="float">
            <text:p>4946092</text:p>
          </table:table-cell>
          <table:table-cell/>
          <table:table-cell office:value-type="float" office:value="24.0335" calcext:value-type="float">
            <text:p>24.0335</text:p>
          </table:table-cell>
          <table:table-cell table:number-columns-repeated="2"/>
        </table:table-row>
        <table:table-row table:style-name="ro1">
          <table:table-cell office:value-type="float" office:value="4532204" calcext:value-type="float">
            <text:p>4532204</text:p>
          </table:table-cell>
          <table:table-cell table:number-columns-repeated="4"/>
        </table:table-row>
        <table:table-row table:style-name="ro1">
          <table:table-cell office:value-type="float" office:value="3884731" calcext:value-type="float">
            <text:p>388473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589338" calcext:value-type="float">
            <text:p>4589338</text:p>
          </table:table-cell>
          <table:table-cell table:formula="of:=AVERAGE([.A35:.A44])/10^6" office:value-type="float" office:value="4.8268204" calcext:value-type="float">
            <text:p>4.8268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6827792" calcext:value-type="float">
            <text:p>6827792</text:p>
          </table:table-cell>
          <table:table-cell table:number-columns-repeated="4"/>
        </table:table-row>
        <table:table-row table:style-name="ro1">
          <table:table-cell office:value-type="float" office:value="6934115" calcext:value-type="float">
            <text:p>6934115</text:p>
          </table:table-cell>
          <table:table-cell table:number-columns-repeated="4"/>
        </table:table-row>
        <table:table-row table:style-name="ro1">
          <table:table-cell office:value-type="float" office:value="6615250" calcext:value-type="float">
            <text:p>6615250</text:p>
          </table:table-cell>
          <table:table-cell table:number-columns-repeated="4"/>
        </table:table-row>
        <table:table-row table:style-name="ro1">
          <table:table-cell office:value-type="float" office:value="6737542" calcext:value-type="float">
            <text:p>6737542</text:p>
          </table:table-cell>
          <table:table-cell table:number-columns-repeated="4"/>
        </table:table-row>
        <table:table-row table:style-name="ro1">
          <table:table-cell office:value-type="float" office:value="6750197" calcext:value-type="float">
            <text:p>6750197</text:p>
          </table:table-cell>
          <table:table-cell table:number-columns-repeated="4"/>
        </table:table-row>
        <table:table-row table:style-name="ro1">
          <table:table-cell office:value-type="float" office:value="6748650" calcext:value-type="float">
            <text:p>6748650</text:p>
          </table:table-cell>
          <table:table-cell table:number-columns-repeated="4"/>
        </table:table-row>
        <table:table-row table:style-name="ro1">
          <table:table-cell office:value-type="float" office:value="6872297" calcext:value-type="float">
            <text:p>6872297</text:p>
          </table:table-cell>
          <table:table-cell table:number-columns-repeated="4"/>
        </table:table-row>
        <table:table-row table:style-name="ro1">
          <table:table-cell office:value-type="float" office:value="6948593" calcext:value-type="float">
            <text:p>6948593</text:p>
          </table:table-cell>
          <table:table-cell table:number-columns-repeated="4"/>
        </table:table-row>
        <table:table-row table:style-name="ro1">
          <table:table-cell office:value-type="float" office:value="7859243" calcext:value-type="float">
            <text:p>785924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118024" calcext:value-type="float">
            <text:p>7118024</text:p>
          </table:table-cell>
          <table:table-cell table:formula="of:=AVERAGE([.A46:.A55])/10^6" office:value-type="float" office:value="6.9411703" calcext:value-type="float">
            <text:p>6.9411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8076660" calcext:value-type="float">
            <text:p>8076660</text:p>
          </table:table-cell>
          <table:table-cell table:number-columns-repeated="4"/>
        </table:table-row>
        <table:table-row table:style-name="ro1">
          <table:table-cell office:value-type="float" office:value="7157200" calcext:value-type="float">
            <text:p>7157200</text:p>
          </table:table-cell>
          <table:table-cell table:number-columns-repeated="4"/>
        </table:table-row>
        <table:table-row table:style-name="ro1">
          <table:table-cell office:value-type="float" office:value="7822534" calcext:value-type="float">
            <text:p>7822534</text:p>
          </table:table-cell>
          <table:table-cell table:number-columns-repeated="4"/>
        </table:table-row>
        <table:table-row table:style-name="ro1">
          <table:table-cell office:value-type="float" office:value="8021174" calcext:value-type="float">
            <text:p>8021174</text:p>
          </table:table-cell>
          <table:table-cell table:number-columns-repeated="4"/>
        </table:table-row>
        <table:table-row table:style-name="ro1">
          <table:table-cell office:value-type="float" office:value="7761234" calcext:value-type="float">
            <text:p>7761234</text:p>
          </table:table-cell>
          <table:table-cell table:number-columns-repeated="4"/>
        </table:table-row>
        <table:table-row table:style-name="ro1">
          <table:table-cell office:value-type="float" office:value="7526468" calcext:value-type="float">
            <text:p>7526468</text:p>
          </table:table-cell>
          <table:table-cell table:number-columns-repeated="4"/>
        </table:table-row>
        <table:table-row table:style-name="ro1">
          <table:table-cell office:value-type="float" office:value="6803624" calcext:value-type="float">
            <text:p>6803624</text:p>
          </table:table-cell>
          <table:table-cell table:number-columns-repeated="4"/>
        </table:table-row>
        <table:table-row table:style-name="ro1">
          <table:table-cell office:value-type="float" office:value="7592398" calcext:value-type="float">
            <text:p>7592398</text:p>
          </table:table-cell>
          <table:table-cell table:number-columns-repeated="4"/>
        </table:table-row>
        <table:table-row table:style-name="ro1">
          <table:table-cell office:value-type="float" office:value="7595485" calcext:value-type="float">
            <text:p>759548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955649" calcext:value-type="float">
            <text:p>7955649</text:p>
          </table:table-cell>
          <table:table-cell table:formula="of:=AVERAGE([.A57:.A66])/10^6" office:value-type="float" office:value="7.6312426" calcext:value-type="float">
            <text:p>7.6312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7057867" calcext:value-type="float">
            <text:p>7057867</text:p>
          </table:table-cell>
          <table:table-cell table:number-columns-repeated="4"/>
        </table:table-row>
        <table:table-row table:style-name="ro1">
          <table:table-cell office:value-type="float" office:value="8037500" calcext:value-type="float">
            <text:p>8037500</text:p>
          </table:table-cell>
          <table:table-cell table:number-columns-repeated="4"/>
        </table:table-row>
        <table:table-row table:style-name="ro1">
          <table:table-cell office:value-type="float" office:value="9009771" calcext:value-type="float">
            <text:p>9009771</text:p>
          </table:table-cell>
          <table:table-cell table:number-columns-repeated="4"/>
        </table:table-row>
        <table:table-row table:style-name="ro1">
          <table:table-cell office:value-type="float" office:value="7831199" calcext:value-type="float">
            <text:p>7831199</text:p>
          </table:table-cell>
          <table:table-cell table:number-columns-repeated="4"/>
        </table:table-row>
        <table:table-row table:style-name="ro1">
          <table:table-cell office:value-type="float" office:value="8366170" calcext:value-type="float">
            <text:p>8366170</text:p>
          </table:table-cell>
          <table:table-cell table:number-columns-repeated="4"/>
        </table:table-row>
        <table:table-row table:style-name="ro1">
          <table:table-cell office:value-type="float" office:value="8016109" calcext:value-type="float">
            <text:p>8016109</text:p>
          </table:table-cell>
          <table:table-cell table:number-columns-repeated="4"/>
        </table:table-row>
        <table:table-row table:style-name="ro1">
          <table:table-cell office:value-type="float" office:value="7308561" calcext:value-type="float">
            <text:p>7308561</text:p>
          </table:table-cell>
          <table:table-cell table:number-columns-repeated="4"/>
        </table:table-row>
        <table:table-row table:style-name="ro1">
          <table:table-cell office:value-type="float" office:value="8838522" calcext:value-type="float">
            <text:p>8838522</text:p>
          </table:table-cell>
          <table:table-cell table:number-columns-repeated="4"/>
        </table:table-row>
        <table:table-row table:style-name="ro1">
          <table:table-cell office:value-type="float" office:value="8339756" calcext:value-type="float">
            <text:p>833975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715902" calcext:value-type="float">
            <text:p>7715902</text:p>
          </table:table-cell>
          <table:table-cell table:formula="of:=AVERAGE([.A68:.A77])/10^6" office:value-type="float" office:value="8.0521357" calcext:value-type="float">
            <text:p>8.0521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9579910" calcext:value-type="float">
            <text:p>9579910</text:p>
          </table:table-cell>
          <table:table-cell table:number-columns-repeated="4"/>
        </table:table-row>
        <table:table-row table:style-name="ro1">
          <table:table-cell office:value-type="float" office:value="9181218" calcext:value-type="float">
            <text:p>9181218</text:p>
          </table:table-cell>
          <table:table-cell table:number-columns-repeated="4"/>
        </table:table-row>
        <table:table-row table:style-name="ro1">
          <table:table-cell office:value-type="float" office:value="8736168" calcext:value-type="float">
            <text:p>8736168</text:p>
          </table:table-cell>
          <table:table-cell table:number-columns-repeated="4"/>
        </table:table-row>
        <table:table-row table:style-name="ro1">
          <table:table-cell office:value-type="float" office:value="9532643" calcext:value-type="float">
            <text:p>9532643</text:p>
          </table:table-cell>
          <table:table-cell table:number-columns-repeated="4"/>
        </table:table-row>
        <table:table-row table:style-name="ro1">
          <table:table-cell office:value-type="float" office:value="9435917" calcext:value-type="float">
            <text:p>9435917</text:p>
          </table:table-cell>
          <table:table-cell table:number-columns-repeated="4"/>
        </table:table-row>
        <table:table-row table:style-name="ro1">
          <table:table-cell office:value-type="float" office:value="9403851" calcext:value-type="float">
            <text:p>9403851</text:p>
          </table:table-cell>
          <table:table-cell table:number-columns-repeated="4"/>
        </table:table-row>
        <table:table-row table:style-name="ro1">
          <table:table-cell office:value-type="float" office:value="9868192" calcext:value-type="float">
            <text:p>9868192</text:p>
          </table:table-cell>
          <table:table-cell table:number-columns-repeated="4"/>
        </table:table-row>
        <table:table-row table:style-name="ro1">
          <table:table-cell office:value-type="float" office:value="8177342" calcext:value-type="float">
            <text:p>8177342</text:p>
          </table:table-cell>
          <table:table-cell table:number-columns-repeated="4"/>
        </table:table-row>
        <table:table-row table:style-name="ro1">
          <table:table-cell office:value-type="float" office:value="9494463" calcext:value-type="float">
            <text:p>949446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510490" calcext:value-type="float">
            <text:p>9510490</text:p>
          </table:table-cell>
          <table:table-cell table:formula="of:=AVERAGE([.A79:.A88])/10^6" office:value-type="float" office:value="9.2920194" calcext:value-type="float">
            <text:p>9.2920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975327" calcext:value-type="float">
            <text:p>1975327</text:p>
          </table:table-cell>
          <table:table-cell table:number-columns-repeated="4"/>
        </table:table-row>
        <table:table-row table:style-name="ro1">
          <table:table-cell office:value-type="float" office:value="1861392" calcext:value-type="float">
            <text:p>1861392</text:p>
          </table:table-cell>
          <table:table-cell table:number-columns-repeated="4"/>
        </table:table-row>
        <table:table-row table:style-name="ro1">
          <table:table-cell office:value-type="float" office:value="1918867" calcext:value-type="float">
            <text:p>1918867</text:p>
          </table:table-cell>
          <table:table-cell table:number-columns-repeated="4"/>
        </table:table-row>
        <table:table-row table:style-name="ro1">
          <table:table-cell office:value-type="float" office:value="1902957" calcext:value-type="float">
            <text:p>1902957</text:p>
          </table:table-cell>
          <table:table-cell table:number-columns-repeated="4"/>
        </table:table-row>
        <table:table-row table:style-name="ro1">
          <table:table-cell office:value-type="float" office:value="1952229" calcext:value-type="float">
            <text:p>1952229</text:p>
          </table:table-cell>
          <table:table-cell table:number-columns-repeated="4"/>
        </table:table-row>
        <table:table-row table:style-name="ro1">
          <table:table-cell office:value-type="float" office:value="2269978" calcext:value-type="float">
            <text:p>2269978</text:p>
          </table:table-cell>
          <table:table-cell table:number-columns-repeated="4"/>
        </table:table-row>
        <table:table-row table:style-name="ro1">
          <table:table-cell office:value-type="float" office:value="2435230" calcext:value-type="float">
            <text:p>2435230</text:p>
          </table:table-cell>
          <table:table-cell table:number-columns-repeated="4"/>
        </table:table-row>
        <table:table-row table:style-name="ro1">
          <table:table-cell office:value-type="float" office:value="2028377" calcext:value-type="float">
            <text:p>2028377</text:p>
          </table:table-cell>
          <table:table-cell table:number-columns-repeated="4"/>
        </table:table-row>
        <table:table-row table:style-name="ro1">
          <table:table-cell office:value-type="float" office:value="2455356" calcext:value-type="float">
            <text:p>245535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501264" calcext:value-type="float">
            <text:p>2501264</text:p>
          </table:table-cell>
          <table:table-cell table:formula="of:=AVERAGE([.A90:.A99])/10^6" office:value-type="float" office:value="2.1300977" calcext:value-type="float">
            <text:p>2.1300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3244326" calcext:value-type="float">
            <text:p>3244326</text:p>
          </table:table-cell>
          <table:table-cell table:number-columns-repeated="4"/>
        </table:table-row>
        <table:table-row table:style-name="ro1">
          <table:table-cell office:value-type="float" office:value="2524942" calcext:value-type="float">
            <text:p>2524942</text:p>
          </table:table-cell>
          <table:table-cell table:number-columns-repeated="4"/>
        </table:table-row>
        <table:table-row table:style-name="ro1">
          <table:table-cell office:value-type="float" office:value="2566268" calcext:value-type="float">
            <text:p>2566268</text:p>
          </table:table-cell>
          <table:table-cell table:number-columns-repeated="4"/>
        </table:table-row>
        <table:table-row table:style-name="ro1">
          <table:table-cell office:value-type="float" office:value="2885666" calcext:value-type="float">
            <text:p>2885666</text:p>
          </table:table-cell>
          <table:table-cell table:number-columns-repeated="4"/>
        </table:table-row>
        <table:table-row table:style-name="ro1">
          <table:table-cell office:value-type="float" office:value="2536306" calcext:value-type="float">
            <text:p>2536306</text:p>
          </table:table-cell>
          <table:table-cell table:number-columns-repeated="4"/>
        </table:table-row>
        <table:table-row table:style-name="ro1">
          <table:table-cell office:value-type="float" office:value="2169672" calcext:value-type="float">
            <text:p>2169672</text:p>
          </table:table-cell>
          <table:table-cell table:number-columns-repeated="4"/>
        </table:table-row>
        <table:table-row table:style-name="ro1">
          <table:table-cell office:value-type="float" office:value="2623669" calcext:value-type="float">
            <text:p>2623669</text:p>
          </table:table-cell>
          <table:table-cell table:number-columns-repeated="4"/>
        </table:table-row>
        <table:table-row table:style-name="ro1">
          <table:table-cell office:value-type="float" office:value="2159743" calcext:value-type="float">
            <text:p>2159743</text:p>
          </table:table-cell>
          <table:table-cell table:number-columns-repeated="4"/>
        </table:table-row>
        <table:table-row table:style-name="ro1">
          <table:table-cell office:value-type="float" office:value="2571130" calcext:value-type="float">
            <text:p>257113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146357" calcext:value-type="float">
            <text:p>2146357</text:p>
          </table:table-cell>
          <table:table-cell table:formula="of:=AVERAGE([.A101:.A110])/10^6" office:value-type="float" office:value="2.5428079" calcext:value-type="float">
            <text:p>2.5428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3679765" calcext:value-type="float">
            <text:p>3679765</text:p>
          </table:table-cell>
          <table:table-cell table:number-columns-repeated="4"/>
        </table:table-row>
        <table:table-row table:style-name="ro1">
          <table:table-cell office:value-type="float" office:value="3418216" calcext:value-type="float">
            <text:p>3418216</text:p>
          </table:table-cell>
          <table:table-cell table:number-columns-repeated="4"/>
        </table:table-row>
        <table:table-row table:style-name="ro1">
          <table:table-cell office:value-type="float" office:value="3639789" calcext:value-type="float">
            <text:p>3639789</text:p>
          </table:table-cell>
          <table:table-cell table:number-columns-repeated="4"/>
        </table:table-row>
        <table:table-row table:style-name="ro1">
          <table:table-cell office:value-type="float" office:value="3480456" calcext:value-type="float">
            <text:p>3480456</text:p>
          </table:table-cell>
          <table:table-cell table:number-columns-repeated="4"/>
        </table:table-row>
        <table:table-row table:style-name="ro1">
          <table:table-cell office:value-type="float" office:value="3937439" calcext:value-type="float">
            <text:p>3937439</text:p>
          </table:table-cell>
          <table:table-cell table:number-columns-repeated="4"/>
        </table:table-row>
        <table:table-row table:style-name="ro1">
          <table:table-cell office:value-type="float" office:value="3168492" calcext:value-type="float">
            <text:p>3168492</text:p>
          </table:table-cell>
          <table:table-cell table:number-columns-repeated="4"/>
        </table:table-row>
        <table:table-row table:style-name="ro1">
          <table:table-cell office:value-type="float" office:value="3504867" calcext:value-type="float">
            <text:p>3504867</text:p>
          </table:table-cell>
          <table:table-cell table:number-columns-repeated="4"/>
        </table:table-row>
        <table:table-row table:style-name="ro1">
          <table:table-cell office:value-type="float" office:value="3233546" calcext:value-type="float">
            <text:p>3233546</text:p>
          </table:table-cell>
          <table:table-cell table:number-columns-repeated="4"/>
        </table:table-row>
        <table:table-row table:style-name="ro1">
          <table:table-cell office:value-type="float" office:value="3283278" calcext:value-type="float">
            <text:p>328327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476310" calcext:value-type="float">
            <text:p>3476310</text:p>
          </table:table-cell>
          <table:table-cell table:formula="of:=AVERAGE([.A112:.A121])/10^6" office:value-type="float" office:value="3.4822158" calcext:value-type="float">
            <text:p>3.4822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5156698" calcext:value-type="float">
            <text:p>5156698</text:p>
          </table:table-cell>
          <table:table-cell table:number-columns-repeated="4"/>
        </table:table-row>
        <table:table-row table:style-name="ro1">
          <table:table-cell office:value-type="float" office:value="5549196" calcext:value-type="float">
            <text:p>5549196</text:p>
          </table:table-cell>
          <table:table-cell table:number-columns-repeated="4"/>
        </table:table-row>
        <table:table-row table:style-name="ro1">
          <table:table-cell office:value-type="float" office:value="5106764" calcext:value-type="float">
            <text:p>5106764</text:p>
          </table:table-cell>
          <table:table-cell table:number-columns-repeated="4"/>
        </table:table-row>
        <table:table-row table:style-name="ro1">
          <table:table-cell office:value-type="float" office:value="4878176" calcext:value-type="float">
            <text:p>4878176</text:p>
          </table:table-cell>
          <table:table-cell table:number-columns-repeated="4"/>
        </table:table-row>
        <table:table-row table:style-name="ro1">
          <table:table-cell office:value-type="float" office:value="5058284" calcext:value-type="float">
            <text:p>5058284</text:p>
          </table:table-cell>
          <table:table-cell table:number-columns-repeated="4"/>
        </table:table-row>
        <table:table-row table:style-name="ro1">
          <table:table-cell office:value-type="float" office:value="5295484" calcext:value-type="float">
            <text:p>5295484</text:p>
          </table:table-cell>
          <table:table-cell table:number-columns-repeated="4"/>
        </table:table-row>
        <table:table-row table:style-name="ro1">
          <table:table-cell office:value-type="float" office:value="4921693" calcext:value-type="float">
            <text:p>4921693</text:p>
          </table:table-cell>
          <table:table-cell table:number-columns-repeated="4"/>
        </table:table-row>
        <table:table-row table:style-name="ro1">
          <table:table-cell office:value-type="float" office:value="4924173" calcext:value-type="float">
            <text:p>4924173</text:p>
          </table:table-cell>
          <table:table-cell table:number-columns-repeated="4"/>
        </table:table-row>
        <table:table-row table:style-name="ro1">
          <table:table-cell office:value-type="float" office:value="5284296" calcext:value-type="float">
            <text:p>528429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043454" calcext:value-type="float">
            <text:p>5043454</text:p>
          </table:table-cell>
          <table:table-cell table:formula="of:=AVERAGE([.A123:.A132])/10^6" office:value-type="float" office:value="5.1218218" calcext:value-type="float">
            <text:p>5.121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7762929" calcext:value-type="float">
            <text:p>7762929</text:p>
          </table:table-cell>
          <table:table-cell table:number-columns-repeated="4"/>
        </table:table-row>
        <table:table-row table:style-name="ro1">
          <table:table-cell office:value-type="float" office:value="7828460" calcext:value-type="float">
            <text:p>7828460</text:p>
          </table:table-cell>
          <table:table-cell table:number-columns-repeated="4"/>
        </table:table-row>
        <table:table-row table:style-name="ro1">
          <table:table-cell office:value-type="float" office:value="7963715" calcext:value-type="float">
            <text:p>7963715</text:p>
          </table:table-cell>
          <table:table-cell table:number-columns-repeated="4"/>
        </table:table-row>
        <table:table-row table:style-name="ro1">
          <table:table-cell office:value-type="float" office:value="7459077" calcext:value-type="float">
            <text:p>7459077</text:p>
          </table:table-cell>
          <table:table-cell table:number-columns-repeated="4"/>
        </table:table-row>
        <table:table-row table:style-name="ro1">
          <table:table-cell office:value-type="float" office:value="8431157" calcext:value-type="float">
            <text:p>8431157</text:p>
          </table:table-cell>
          <table:table-cell table:number-columns-repeated="4"/>
        </table:table-row>
        <table:table-row table:style-name="ro1">
          <table:table-cell office:value-type="float" office:value="7751915" calcext:value-type="float">
            <text:p>7751915</text:p>
          </table:table-cell>
          <table:table-cell table:number-columns-repeated="4"/>
        </table:table-row>
        <table:table-row table:style-name="ro1">
          <table:table-cell office:value-type="float" office:value="7100763" calcext:value-type="float">
            <text:p>7100763</text:p>
          </table:table-cell>
          <table:table-cell table:number-columns-repeated="4"/>
        </table:table-row>
        <table:table-row table:style-name="ro1">
          <table:table-cell office:value-type="float" office:value="7899203" calcext:value-type="float">
            <text:p>7899203</text:p>
          </table:table-cell>
          <table:table-cell table:number-columns-repeated="4"/>
        </table:table-row>
        <table:table-row table:style-name="ro1">
          <table:table-cell office:value-type="float" office:value="8226180" calcext:value-type="float">
            <text:p>822618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785357" calcext:value-type="float">
            <text:p>7785357</text:p>
          </table:table-cell>
          <table:table-cell table:formula="of:=AVERAGE([.A134:.A143])/10^6" office:value-type="float" office:value="7.8208756" calcext:value-type="float">
            <text:p>7.8208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8799722" calcext:value-type="float">
            <text:p>8799722</text:p>
          </table:table-cell>
          <table:table-cell table:number-columns-repeated="4"/>
        </table:table-row>
        <table:table-row table:style-name="ro1">
          <table:table-cell office:value-type="float" office:value="9882856" calcext:value-type="float">
            <text:p>9882856</text:p>
          </table:table-cell>
          <table:table-cell table:number-columns-repeated="4"/>
        </table:table-row>
        <table:table-row table:style-name="ro1">
          <table:table-cell office:value-type="float" office:value="9383347" calcext:value-type="float">
            <text:p>9383347</text:p>
          </table:table-cell>
          <table:table-cell table:number-columns-repeated="4"/>
        </table:table-row>
        <table:table-row table:style-name="ro1">
          <table:table-cell office:value-type="float" office:value="8396693" calcext:value-type="float">
            <text:p>8396693</text:p>
          </table:table-cell>
          <table:table-cell table:number-columns-repeated="4"/>
        </table:table-row>
        <table:table-row table:style-name="ro1">
          <table:table-cell office:value-type="float" office:value="9349094" calcext:value-type="float">
            <text:p>9349094</text:p>
          </table:table-cell>
          <table:table-cell table:number-columns-repeated="4"/>
        </table:table-row>
        <table:table-row table:style-name="ro1">
          <table:table-cell office:value-type="float" office:value="8611221" calcext:value-type="float">
            <text:p>8611221</text:p>
          </table:table-cell>
          <table:table-cell table:number-columns-repeated="4"/>
        </table:table-row>
        <table:table-row table:style-name="ro1">
          <table:table-cell office:value-type="float" office:value="8409668" calcext:value-type="float">
            <text:p>8409668</text:p>
          </table:table-cell>
          <table:table-cell table:number-columns-repeated="4"/>
        </table:table-row>
        <table:table-row table:style-name="ro1">
          <table:table-cell office:value-type="float" office:value="8821008" calcext:value-type="float">
            <text:p>8821008</text:p>
          </table:table-cell>
          <table:table-cell table:number-columns-repeated="4"/>
        </table:table-row>
        <table:table-row table:style-name="ro1">
          <table:table-cell office:value-type="float" office:value="9122086" calcext:value-type="float">
            <text:p>912208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522688" calcext:value-type="float">
            <text:p>9522688</text:p>
          </table:table-cell>
          <table:table-cell table:formula="of:=AVERAGE([.A145:.A154])/10^6" office:value-type="float" office:value="9.0298383" calcext:value-type="float">
            <text:p>9.0298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9549880" calcext:value-type="float">
            <text:p>9549880</text:p>
          </table:table-cell>
          <table:table-cell table:number-columns-repeated="4"/>
        </table:table-row>
        <table:table-row table:style-name="ro1">
          <table:table-cell office:value-type="float" office:value="9763345" calcext:value-type="float">
            <text:p>9763345</text:p>
          </table:table-cell>
          <table:table-cell table:number-columns-repeated="4"/>
        </table:table-row>
        <table:table-row table:style-name="ro1">
          <table:table-cell office:value-type="float" office:value="9597309" calcext:value-type="float">
            <text:p>9597309</text:p>
          </table:table-cell>
          <table:table-cell table:number-columns-repeated="4"/>
        </table:table-row>
        <table:table-row table:style-name="ro1">
          <table:table-cell office:value-type="float" office:value="9663706" calcext:value-type="float">
            <text:p>9663706</text:p>
          </table:table-cell>
          <table:table-cell table:number-columns-repeated="4"/>
        </table:table-row>
        <table:table-row table:style-name="ro1">
          <table:table-cell office:value-type="float" office:value="9812740" calcext:value-type="float">
            <text:p>9812740</text:p>
          </table:table-cell>
          <table:table-cell table:number-columns-repeated="4"/>
        </table:table-row>
        <table:table-row table:style-name="ro1">
          <table:table-cell office:value-type="float" office:value="9592248" calcext:value-type="float">
            <text:p>9592248</text:p>
          </table:table-cell>
          <table:table-cell table:number-columns-repeated="4"/>
        </table:table-row>
        <table:table-row table:style-name="ro1">
          <table:table-cell office:value-type="float" office:value="9505855" calcext:value-type="float">
            <text:p>9505855</text:p>
          </table:table-cell>
          <table:table-cell table:number-columns-repeated="4"/>
        </table:table-row>
        <table:table-row table:style-name="ro1">
          <table:table-cell office:value-type="float" office:value="9892991" calcext:value-type="float">
            <text:p>9892991</text:p>
          </table:table-cell>
          <table:table-cell table:number-columns-repeated="4"/>
        </table:table-row>
        <table:table-row table:style-name="ro1">
          <table:table-cell office:value-type="float" office:value="9650776" calcext:value-type="float">
            <text:p>965077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615425" calcext:value-type="float">
            <text:p>9615425</text:p>
          </table:table-cell>
          <table:table-cell table:formula="of:=AVERAGE([.A156:.A165])/10^6" office:value-type="float" office:value="9.6644275" calcext:value-type="float">
            <text:p>9.6644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0004984" calcext:value-type="float">
            <text:p>10004984</text:p>
          </table:table-cell>
          <table:table-cell table:number-columns-repeated="4"/>
        </table:table-row>
        <table:table-row table:style-name="ro1">
          <table:table-cell office:value-type="float" office:value="10355230" calcext:value-type="float">
            <text:p>10355230</text:p>
          </table:table-cell>
          <table:table-cell table:number-columns-repeated="4"/>
        </table:table-row>
        <table:table-row table:style-name="ro1">
          <table:table-cell office:value-type="float" office:value="9876636" calcext:value-type="float">
            <text:p>9876636</text:p>
          </table:table-cell>
          <table:table-cell table:number-columns-repeated="4"/>
        </table:table-row>
        <table:table-row table:style-name="ro1">
          <table:table-cell office:value-type="float" office:value="9363162" calcext:value-type="float">
            <text:p>9363162</text:p>
          </table:table-cell>
          <table:table-cell table:number-columns-repeated="4"/>
        </table:table-row>
        <table:table-row table:style-name="ro1">
          <table:table-cell office:value-type="float" office:value="9542501" calcext:value-type="float">
            <text:p>9542501</text:p>
          </table:table-cell>
          <table:table-cell table:number-columns-repeated="4"/>
        </table:table-row>
        <table:table-row table:style-name="ro1">
          <table:table-cell office:value-type="float" office:value="9957336" calcext:value-type="float">
            <text:p>9957336</text:p>
          </table:table-cell>
          <table:table-cell table:number-columns-repeated="4"/>
        </table:table-row>
        <table:table-row table:style-name="ro1">
          <table:table-cell office:value-type="float" office:value="10317196" calcext:value-type="float">
            <text:p>10317196</text:p>
          </table:table-cell>
          <table:table-cell table:number-columns-repeated="4"/>
        </table:table-row>
        <table:table-row table:style-name="ro1">
          <table:table-cell office:value-type="float" office:value="9595648" calcext:value-type="float">
            <text:p>9595648</text:p>
          </table:table-cell>
          <table:table-cell table:number-columns-repeated="4"/>
        </table:table-row>
        <table:table-row table:style-name="ro1">
          <table:table-cell office:value-type="float" office:value="9587301" calcext:value-type="float">
            <text:p>958730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559365" calcext:value-type="float">
            <text:p>9559365</text:p>
          </table:table-cell>
          <table:table-cell table:formula="of:=AVERAGE([.A167:.A176])/10^6" office:value-type="float" office:value="9.8159359" calcext:value-type="float">
            <text:p>9.8159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rowne_0.25_alfa_0.999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6:46:04.402084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38:31.623874262</meta:creation-date>
    <dc:date>2020-12-16T20:39:54.543117342</dc:date>
    <meta:editing-duration>PT1M23S</meta:editing-duration>
    <meta:editing-cycles>2</meta:editing-cycles>
    <meta:generator>LibreOffice/6.4.6.2$Linux_X86_64 LibreOffice_project/40$Build-2</meta:generator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798cm" svg:y="0.38cm" svg:width="11.834cm" svg:height="6.818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1.1155597">
                <text:p>1.1155597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2.1300977">
                <text:p>2.1300977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.9385">
                <text:p>1.9385</text:p>
              </table:table-cell>
              <table:table-cell office:value-type="float" office:value="21">
                <text:p>21</text:p>
              </table:table-cell>
              <table:table-cell office:value-type="float" office:value="2.5428079">
                <text:p>2.5428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4.0228337">
                <text:p>4.0228337</text:p>
              </table:table-cell>
              <table:table-cell office:value-type="float" office:value="29">
                <text:p>29</text:p>
              </table:table-cell>
              <table:table-cell office:value-type="float" office:value="3.4822158">
                <text:p>3.4822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.8268204">
                <text:p>4.8268204</text:p>
              </table:table-cell>
              <table:table-cell office:value-type="float" office:value="42">
                <text:p>42</text:p>
              </table:table-cell>
              <table:table-cell office:value-type="float" office:value="5.1218218">
                <text:p>5.1218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6.9411703">
                <text:p>6.9411703</text:p>
              </table:table-cell>
              <table:table-cell office:value-type="float" office:value="52">
                <text:p>52</text:p>
              </table:table-cell>
              <table:table-cell office:value-type="float" office:value="7.8208756">
                <text:p>7.8208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7.6312426">
                <text:p>7.6312426</text:p>
              </table:table-cell>
              <table:table-cell office:value-type="float" office:value="58">
                <text:p>58</text:p>
              </table:table-cell>
              <table:table-cell office:value-type="float" office:value="9.0298383">
                <text:p>9.0298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8.0521357">
                <text:p>8.0521357</text:p>
              </table:table-cell>
              <table:table-cell office:value-type="float" office:value="70">
                <text:p>70</text:p>
              </table:table-cell>
              <table:table-cell office:value-type="float" office:value="9.6644275">
                <text:p>9.6644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9.2920194">
                <text:p>9.2920194</text:p>
              </table:table-cell>
              <table:table-cell office:value-type="float" office:value="76">
                <text:p>76</text:p>
              </table:table-cell>
              <table:table-cell office:value-type="float" office:value="9.8159359">
                <text:p>9.815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8cm" svg:width="11.591cm" svg:height="6.812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2.25899">
                <text:p>2.25899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512821">
                <text:p>0.512821</text:p>
              </table:table-cell>
              <table:table-cell office:value-type="float" office:value="21">
                <text:p>21</text:p>
              </table:table-cell>
              <table:table-cell office:value-type="float" office:value="7.58035">
                <text:p>7.58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9.6734">
                <text:p>19.6734</text:p>
              </table:table-cell>
              <table:table-cell office:value-type="float" office:value="29">
                <text:p>29</text:p>
              </table:table-cell>
              <table:table-cell office:value-type="float" office:value="9.47826">
                <text:p>9.47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7.8758">
                <text:p>17.8758</text:p>
              </table:table-cell>
              <table:table-cell office:value-type="float" office:value="42">
                <text:p>42</text:p>
              </table:table-cell>
              <table:table-cell office:value-type="float" office:value="17.2389">
                <text:p>17.2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660142">
                <text:p>0.660142</text:p>
              </table:table-cell>
              <table:table-cell office:value-type="float" office:value="52">
                <text:p>52</text:p>
              </table:table-cell>
              <table:table-cell office:value-type="float" office:value="17.8653">
                <text:p>17.8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7.5844">
                <text:p>27.5844</text:p>
              </table:table-cell>
              <table:table-cell office:value-type="float" office:value="58">
                <text:p>58</text:p>
              </table:table-cell>
              <table:table-cell office:value-type="float" office:value="18.1095">
                <text:p>18.1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37.2703">
                <text:p>37.2703</text:p>
              </table:table-cell>
              <table:table-cell office:value-type="float" office:value="70">
                <text:p>70</text:p>
              </table:table-cell>
              <table:table-cell office:value-type="float" office:value="27.1704">
                <text:p>27.1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42.0718">
                <text:p>42.0718</text:p>
              </table:table-cell>
              <table:table-cell office:value-type="float" office:value="76">
                <text:p>76</text:p>
              </table:table-cell>
              <table:table-cell office:value-type="float" office:value="24.0335">
                <text:p>24.0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